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Normal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9cm" svg:stroke-color="#0075ba" draw:textarea-horizontal-align="center" draw:textarea-vertical-align="middle" fo:padding-top="0.009cm" fo:padding-bottom="0.009cm" fo:padding-left="0.009cm" fo:padding-right="0.009cm"/>
    </style:style>
    <style:style style:name="gr2" style:family="graphic" style:parent-style-name="standard">
      <style:graphic-properties draw:stroke="none" svg:stroke-color="#000000" draw:fill="none" draw:fill-color="#ffffff" fo:min-height="0.818cm"/>
    </style:style>
    <style:style style:name="gr3" style:family="graphic" style:parent-style-name="standard">
      <style:graphic-properties draw:stroke="solid" draw:stroke-dash="Dashed_20__28_var_29__20_586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7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87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716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872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87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87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87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87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587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587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587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588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588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588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71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883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88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88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5886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88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5888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88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ed_20__28_var_29__20_5890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89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5892" svg:stroke-width="0.019cm" svg:stroke-color="#000000" draw:marker-start="" draw:marker-start-width="0.229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text-properties fo:color="#0075ba" style:font-name="Bitstream Vera Sans1" fo:font-size="9pt" style:font-size-asian="9pt" style:font-size-complex="9pt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75ba" style:font-name="Bitstream Vera Sans1" fo:font-size="9pt" style:font-size-asian="9pt" style:font-size-complex="9pt"/>
    </style:style>
    <style:style style:name="T2" style:family="text">
      <style:text-properties fo:color="#0075ba" style:text-position="-33% 58%" style:font-name="Bitstream Vera Sans1" fo:font-size="9pt" style:font-size-asian="9pt" style:font-size-complex="9pt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308cm" svg:y1="14.899cm" svg:x2="11.308cm" svg:y2="15.298cm">
          <text:p/>
        </draw:line>
        <draw:frame draw:style-name="gr2" draw:text-style-name="P2" draw:layer="layout" svg:width="1.016cm" svg:height="1.068cm" svg:x="10.952cm" svg:y="14.487cm">
          <draw:text-box>
            <text:p><text:span text:style-name="T1">M</text:span><text:span text:style-name="T2">3</text:span></text:p>
          </draw:text-box>
        </draw:frame>
        <draw:g>
          <draw:line draw:style-name="gr3" draw:text-style-name="P3" draw:layer="layout" svg:x1="3.605cm" svg:y1="14.982cm" svg:x2="3.605cm" svg:y2="15.181cm">
            <text:p/>
          </draw:line>
          <draw:line draw:style-name="gr4" draw:text-style-name="P3" draw:layer="layout" svg:x1="4.506cm" svg:y1="14.982cm" svg:x2="4.506cm" svg:y2="15.181cm">
            <text:p/>
          </draw:line>
          <draw:frame draw:style-name="gr5" draw:text-style-name="P5" draw:layer="layout" svg:width="1.216cm" svg:height="0.63cm" svg:x="4.799cm" svg:y="15.229cm">
            <draw:text-box>
              <text:p text:style-name="P4"><text:span text:style-name="T3">0,52</text:span></text:p>
            </draw:text-box>
          </draw:frame>
          <draw:line draw:style-name="gr6" draw:text-style-name="P3" draw:layer="layout" svg:x1="5.406cm" svg:y1="14.929cm" svg:x2="5.406cm" svg:y2="15.228cm">
            <text:p/>
          </draw:line>
          <draw:line draw:style-name="gr7" draw:text-style-name="P3" draw:layer="layout" svg:x1="6.306cm" svg:y1="14.982cm" svg:x2="6.306cm" svg:y2="15.181cm">
            <text:p/>
          </draw:line>
          <draw:line draw:style-name="gr8" draw:text-style-name="P3" draw:layer="layout" svg:x1="7.206cm" svg:y1="14.982cm" svg:x2="7.206cm" svg:y2="15.181cm">
            <text:p/>
          </draw:line>
          <draw:line draw:style-name="gr9" draw:text-style-name="P3" draw:layer="layout" svg:x1="8.106cm" svg:y1="14.982cm" svg:x2="8.106cm" svg:y2="15.181cm">
            <text:p/>
          </draw:line>
          <draw:line draw:style-name="gr10" draw:text-style-name="P3" draw:layer="layout" svg:x1="9.006cm" svg:y1="14.982cm" svg:x2="9.006cm" svg:y2="15.181cm">
            <text:p/>
          </draw:line>
          <draw:line draw:style-name="gr11" draw:text-style-name="P3" draw:layer="layout" svg:x1="9.904cm" svg:y1="14.982cm" svg:x2="9.904cm" svg:y2="15.181cm">
            <text:p/>
          </draw:line>
          <draw:line draw:style-name="gr12" draw:text-style-name="P3" draw:layer="layout" svg:x1="10.806cm" svg:y1="14.982cm" svg:x2="10.806cm" svg:y2="15.181cm">
            <text:p/>
          </draw:line>
          <draw:line draw:style-name="gr13" draw:text-style-name="P3" draw:layer="layout" svg:x1="11.706cm" svg:y1="14.982cm" svg:x2="11.706cm" svg:y2="15.181cm">
            <text:p/>
          </draw:line>
          <draw:line draw:style-name="gr14" draw:text-style-name="P3" draw:layer="layout" svg:x1="12.606cm" svg:y1="14.982cm" svg:x2="12.606cm" svg:y2="15.181cm">
            <text:p/>
          </draw:line>
          <draw:line draw:style-name="gr15" draw:text-style-name="P3" draw:layer="layout" svg:x1="13.504cm" svg:y1="14.982cm" svg:x2="13.504cm" svg:y2="15.181cm">
            <text:p/>
          </draw:line>
          <draw:frame draw:style-name="gr16" draw:text-style-name="P5" draw:layer="layout" svg:width="1.216cm" svg:height="0.63cm" svg:x="13.8cm" svg:y="15.229cm">
            <draw:text-box>
              <text:p text:style-name="P4"><text:span text:style-name="T3">0,53</text:span></text:p>
            </draw:text-box>
          </draw:frame>
          <draw:line draw:style-name="gr17" draw:text-style-name="P3" draw:layer="layout" svg:x1="14.406cm" svg:y1="14.929cm" svg:x2="14.406cm" svg:y2="15.228cm">
            <text:p/>
          </draw:line>
          <draw:line draw:style-name="gr18" draw:text-style-name="P3" draw:layer="layout" svg:x1="15.305cm" svg:y1="14.982cm" svg:x2="15.305cm" svg:y2="15.181cm">
            <text:p/>
          </draw:line>
          <draw:line draw:style-name="gr19" draw:text-style-name="P3" draw:layer="layout" svg:x1="16.206cm" svg:y1="14.982cm" svg:x2="16.206cm" svg:y2="15.181cm">
            <text:p/>
          </draw:line>
          <draw:frame draw:style-name="gr20" draw:text-style-name="P5" draw:layer="layout" svg:width="0.724cm" svg:height="0.63cm" svg:x="4.148cm" svg:y="14.439cm">
            <draw:text-box>
              <text:p text:style-name="P4"><text:span text:style-name="T3">V</text:span></text:p>
            </draw:text-box>
          </draw:frame>
          <draw:line draw:style-name="gr21" draw:text-style-name="P3" draw:layer="layout" svg:x1="4.506cm" svg:y1="14.982cm" svg:x2="4.506cm" svg:y2="15.181cm">
            <text:p/>
          </draw:line>
          <draw:frame draw:style-name="gr22" draw:text-style-name="P5" draw:layer="layout" svg:width="0.705cm" svg:height="0.63cm" svg:x="12.266cm" svg:y="14.441cm">
            <draw:text-box>
              <text:p text:style-name="P4"><text:span text:style-name="T3">T</text:span></text:p>
            </draw:text-box>
          </draw:frame>
          <draw:line draw:style-name="gr23" draw:text-style-name="P3" draw:layer="layout" svg:x1="9.006cm" svg:y1="14.982cm" svg:x2="9.006cm" svg:y2="15.181cm">
            <text:p/>
          </draw:line>
          <draw:frame draw:style-name="gr24" draw:text-style-name="P5" draw:layer="layout" svg:width="0.743cm" svg:height="0.63cm" svg:x="14.94cm" svg:y="14.441cm">
            <draw:text-box>
              <text:p text:style-name="P4"><text:span text:style-name="T3">U</text:span></text:p>
            </draw:text-box>
          </draw:frame>
          <draw:line draw:style-name="gr25" draw:text-style-name="P3" draw:layer="layout" svg:x1="16.206cm" svg:y1="14.982cm" svg:x2="16.206cm" svg:y2="15.181cm">
            <text:p/>
          </draw:line>
          <draw:line draw:style-name="gr26" draw:text-style-name="P6" draw:layer="layout" svg:x1="3.58cm" svg:y1="15.083cm" svg:x2="17.891cm" svg:y2="15.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Normal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45:36.509335509</meta:creation-date>
    <dc:date>2018-02-08T12:01:20.588601788</dc:date>
    <meta:editing-duration>PT2M3S</meta:editing-duration>
    <meta:editing-cycles>3</meta:editing-cycles>
    <meta:generator>LibreOffice/6.0.0.3$MacOSX_X86_64 LibreOffice_project/64a0f66915f38c6217de274f0aa8e15618924765</meta:generator>
    <meta:document-statistic meta:object-count="27"/>
  </office:meta>
</office:document-meta>
</file>